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1.592cm" fo:min-width="1.342cm" fo:padding-top="0.231cm" fo:padding-bottom="0.231cm" fo:padding-left="0.356cm" fo:padding-right="0.356cm"/>
      <style:paragraph-properties style:writing-mode="lr-tb"/>
    </style:style>
    <style:style style:name="gr2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000000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0.785cm"/>
      <style:paragraph-properties style:writing-mode="lr-tb"/>
    </style:style>
    <style:style style:name="gr5" style:family="graphic" style:parent-style-name="objectwithoutfill">
      <style:graphic-properties svg:stroke-width="0.106cm" svg:stroke-color="#ff0000" draw:marker-start="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00a933" draw:marker-start="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2a6099" draw:marker-start="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width="0.212cm" svg:stroke-color="#000000" draw:marker-start-width="0.518cm" draw:marker-end-width="0.518cm" draw:fill-color="#ffffff" draw:textarea-horizontal-align="justify" draw:textarea-vertical-align="middle" draw:auto-grow-height="false" fo:min-height="2.36cm" fo:min-width="5.462cm" fo:padding-top="0.231cm" fo:padding-bottom="0.231cm" fo:padding-left="0.356cm" fo:padding-right="0.356cm"/>
      <style:paragraph-properties style:writing-mode="lr-tb"/>
    </style:style>
    <style:style style:name="gr9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0.742cm" fo:min-width="0.492cm" fo:padding-top="0.177cm" fo:padding-bottom="0.177cm" fo:padding-left="0.302cm" fo:padding-right="0.302cm"/>
    </style:style>
    <style:style style:name="gr10" style:family="graphic" style:parent-style-name="standard">
      <style:graphic-properties draw:stroke="dash" draw:stroke-dash="Long_20_Dash" svg:stroke-width="0.212cm" svg:stroke-color="#000000" draw:marker-start-width="0.518cm" draw:marker-end-width="0.518cm" draw:fill-color="#ffffff" draw:textarea-horizontal-align="justify" draw:textarea-vertical-align="middle" draw:auto-grow-height="false" fo:min-height="2.764cm" fo:min-width="15.136cm" fo:padding-top="0.231cm" fo:padding-bottom="0.231cm" fo:padding-left="0.356cm" fo:padding-right="0.356cm"/>
      <style:paragraph-properties style:writing-mode="lr-tb"/>
    </style:style>
    <style:style style:name="gr11" style:family="graphic" style:parent-style-name="standard">
      <style:graphic-properties draw:stroke="dash" draw:stroke-dash="Long_20_Dash" svg:stroke-width="0.212cm" svg:stroke-color="#000000" draw:marker-start-width="0.518cm" draw:marker-end-width="0.518cm" draw:fill-color="#ffffff" draw:textarea-horizontal-align="justify" draw:textarea-vertical-align="middle" draw:auto-grow-height="false" fo:min-height="2.552cm" fo:min-width="14.924cm" fo:padding-top="0.231cm" fo:padding-bottom="0.231cm" fo:padding-left="0.356cm" fo:padding-right="0.356cm"/>
      <style:paragraph-properties style:writing-mode="lr-tb"/>
    </style:style>
    <style:style style:name="co1" style:family="table-column">
      <style:table-column-properties style:column-width="4.035cm" style:use-optimal-column-width="false"/>
    </style:style>
    <style:style style:name="co2" style:family="table-column">
      <style:table-column-properties style:column-width="4.052cm" style:use-optimal-column-width="false"/>
    </style:style>
    <style:style style:name="ro1" style:family="table-row">
      <style:table-row-properties style:row-height="1.934cm" style:use-optimal-row-height="false"/>
    </style:style>
    <style:style style:name="ro2" style:family="table-row">
      <style:table-row-properties style:row-height="1.939cm" style:use-optimal-row-height="false"/>
    </style:style>
    <style:style style:name="ce1" style:family="table-cell">
      <loext:graphic-properties draw:textarea-vertical-align="middle"/>
      <style:paragraph-properties fo:margin-top="0.2cm" fo:margin-bottom="0.2cm"/>
    </style:style>
    <style:style style:name="ce2" style:family="table-cell">
      <loext:graphic-properties draw:textarea-vertical-align="middle"/>
      <style:paragraph-properties fo:margin-top="0.2cm" fo:margin-bottom="0.2cm"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margin-left="0cm" fo:margin-right="0cm" fo:margin-top="0.2cm" fo:margin-bottom="0.2cm" fo:line-height="100%" fo:text-align="center" fo:text-indent="0cm"/>
    </style:style>
    <style:style style:name="ce4" style:family="table-cell">
      <loext:graphic-properties draw:textarea-vertical-align="middle"/>
      <style:paragraph-properties fo:margin-top="0.2cm" fo:margin-bottom="0.2cm" fo:text-align="center"/>
      <style:text-properties fo:color="#c9211e" fo:font-weight="bold" style:font-weight-asian="bold" style:font-weight-complex="bold"/>
    </style:style>
    <style:style style:name="ce5" style:family="table-cell">
      <loext:graphic-properties draw:textarea-vertical-align="middle"/>
      <style:paragraph-properties fo:margin-top="0.2cm" fo:margin-bottom="0.2cm"/>
      <style:text-properties fo:color="#000000"/>
    </style:style>
    <style:style style:name="ce6" style:family="table-cell">
      <loext:graphic-properties draw:textarea-vertical-align="middle"/>
      <style:paragraph-properties fo:text-align="center"/>
    </style:style>
    <style:style style:name="ce7" style:family="table-cell">
      <loext:graphic-properties draw:textarea-vertical-align="middle"/>
      <style:paragraph-properties fo:margin-top="0.2cm" fo:margin-bottom="0.2cm" fo:text-align="center"/>
      <style:text-properties fo:color="#00a933" fo:font-weight="bold" style:font-weight-asian="bold" style:font-weight-complex="bold"/>
    </style:style>
    <style:style style:name="ce8" style:family="table-cell">
      <loext:graphic-properties draw:textarea-vertical-align="middle"/>
      <style:paragraph-properties fo:margin-top="0.2cm" fo:margin-bottom="0.2cm" fo:text-align="center"/>
      <style:text-properties fo:color="#2a6099" fo:font-weight="bold" style:font-weight-asian="bold" style:font-weight-complex="bold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top="0.2cm" fo:margin-bottom="0.2cm"/>
    </style:style>
    <style:style style:name="P6" style:family="paragraph">
      <style:paragraph-properties fo:margin-top="0.2cm" fo:margin-bottom="0.2cm" fo:text-align="center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2cm" fo:margin-bottom="0.2cm" fo:line-height="100%" fo:text-align="center" fo:text-indent="0cm"/>
    </style:style>
    <style:style style:name="P8" style:family="paragraph">
      <style:paragraph-properties fo:margin-top="0.2cm" fo:margin-bottom="0.2cm" fo:text-align="center"/>
      <style:text-properties fo:color="#c9211e" fo:font-weight="bold" style:font-weight-asian="bold" style:font-weight-complex="bold"/>
    </style:style>
    <style:style style:name="P9" style:family="paragraph">
      <style:paragraph-properties fo:margin-left="0cm" fo:margin-right="0cm" fo:margin-top="0.2cm" fo:margin-bottom="0.2cm" fo:line-height="100%" fo:text-align="center" fo:text-indent="0cm"/>
      <style:text-properties fo:color="#000000"/>
    </style:style>
    <style:style style:name="P10" style:family="paragraph">
      <style:paragraph-properties fo:text-align="center"/>
    </style:style>
    <style:style style:name="P11" style:family="paragraph">
      <style:paragraph-properties fo:margin-top="0.2cm" fo:margin-bottom="0.2cm" fo:text-align="center"/>
      <style:text-properties fo:color="#00a933" fo:font-weight="bold" style:font-weight-asian="bold" style:font-weight-complex="bold"/>
    </style:style>
    <style:style style:name="P12" style:family="paragraph">
      <style:paragraph-properties fo:margin-top="0.2cm" fo:margin-bottom="0.2cm" fo:text-align="center"/>
    </style:style>
    <style:style style:name="P13" style:family="paragraph">
      <style:paragraph-properties fo:margin-top="0.2cm" fo:margin-bottom="0.2cm" fo:text-align="center"/>
      <style:text-properties fo:color="#2a6099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6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00a933" fo:font-weight="bold" style:font-weight-asian="bold" style:font-weight-complex="bold"/>
    </style:style>
    <style:style style:name="T5" style:family="text">
      <style:text-properties fo:color="#2a6099" fo:font-weight="bold" style:font-weight-asian="bold" style:font-weight-complex="bold"/>
    </style:style>
    <style:style style:name="T6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904cm" svg:height="2.904cm" draw:transform="rotate (-0.0104719755119665) translate (6.092cm 7.967cm)">
          <text:p text:style-name="P1">Alic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904cm" svg:height="2.904cm" draw:transform="rotate (-0.0104719755119665) translate (29.796cm 1.945cm)">
          <text:p text:style-name="P1">Joh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904cm" svg:height="2.904cm" draw:transform="rotate (-0.0104719755119665) translate (33.875cm 7.992cm)">
          <text:p text:style-name="P1">Bo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904cm" svg:height="2.904cm" draw:transform="rotate (-0.0104719755119665) translate (29.86cm 14.058cm)">
          <text:p text:style-name="P1">Ti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0.272cm" svg:y1="4.401cm" svg:x2="26.921cm" svg:y2="9.514cm">
          <text:p/>
        </draw:line>
        <draw:line draw:style-name="gr2" draw:text-style-name="P3" draw:layer="layout" svg:x1="33.912cm" svg:y1="9.501cm" svg:x2="26.913cm" svg:y2="9.514cm">
          <text:p/>
        </draw:line>
        <draw:line draw:style-name="gr2" draw:text-style-name="P3" draw:layer="layout" svg:x1="30.177cm" svg:y1="14.43cm" svg:x2="26.921cm" svg:y2="9.514cm">
          <text:p/>
        </draw:line>
        <draw:path draw:style-name="gr3" draw:text-style-name="P3" draw:layer="layout" svg:width="10.214cm" svg:height="8.814cm" draw:transform="skewX (0.305258086173808) rotate (0.878249679603547) translate (9.04199999433171cm 9.51299999121464cm)" svg:viewBox="0 0 10215 8815" svg:d="M0 0c8949 0 10215 8815 10215 8815">
          <text:p/>
        </draw:path>
        <draw:path draw:style-name="gr3" draw:text-style-name="P3" draw:layer="layout" svg:width="14.205cm" svg:height="10.174cm" draw:transform="skewX (0.711570736038088) rotate (1.09379784222485) translate (9.016cm 9.549cm)" svg:viewBox="0 0 14206 10175" svg:d="M0 0c12445 0 14206 10175 14206 10175">
          <text:p/>
        </draw:path>
        <draw:path draw:style-name="gr3" draw:text-style-name="P3" draw:layer="layout" svg:width="7.166cm" svg:height="4.752cm" draw:transform="skewX (-0.61261056745001) rotate (0.42795473258901) translate (9.01599995760701cm 9.40499997514807cm)" svg:viewBox="0 0 7167 4753" svg:d="M0 0c6281-1 7167 4753 7167 4753">
          <text:p/>
        </draw:path>
        <draw:frame draw:style-name="gr4" draw:text-style-name="P4" draw:layer="layout" svg:width="1.419cm" svg:height="1.035cm" svg:x="14.266cm" svg:y="3.061cm">
          <draw:text-box>
            <text:p>q1</text:p>
          </draw:text-box>
        </draw:frame>
        <draw:frame draw:style-name="gr4" draw:text-style-name="P4" draw:layer="layout" svg:width="1.419cm" svg:height="1.035cm" svg:x="14.267cm" svg:y="5.062cm">
          <draw:text-box>
            <text:p>q2</text:p>
          </draw:text-box>
        </draw:frame>
        <draw:frame draw:style-name="gr4" draw:text-style-name="P4" draw:layer="layout" svg:width="1.419cm" svg:height="1.035cm" svg:x="14.268cm" svg:y="7.063cm">
          <draw:text-box>
            <text:p>q3</text:p>
          </draw:text-box>
        </draw:frame>
        <draw:path draw:style-name="gr5" draw:text-style-name="P3" draw:layer="layout" svg:width="19.317cm" svg:height="9.261cm" draw:transform="skewX (0.585557964044098) rotate (-2.51833557770262) translate (23.6030000016329cm 10.7980000432941cm)" svg:viewBox="0 0 19318 9262" svg:d="M0 0c10909-1 19318 9262 19318 9262">
          <text:p/>
        </draw:path>
        <draw:path draw:style-name="gr6" draw:text-style-name="P3" draw:layer="layout" svg:width="24.331cm" svg:height="12.13cm" draw:transform="skewX (0.847357351843247) rotate (-2.27137148854542) translate (23.6300000025332cm 10.7800001107772cm)" svg:viewBox="0 0 24332 12131" svg:d="M0 0c13741-1 24332 12131 24332 12131">
          <text:p/>
        </draw:path>
        <draw:path draw:style-name="gr7" draw:text-style-name="P3" draw:layer="layout" svg:width="30.813cm" svg:height="13.656cm" draw:transform="skewX (1.02066854656628) rotate (-2.10504161083036) translate (23.658cm 10.642cm)" svg:viewBox="0 0 30814 13657" svg:d="M0 0c17396 0 30814 13657 30814 13657">
          <text:p/>
        </draw:path>
        <draw:custom-shape draw:style-name="gr8" draw:text-style-name="P2" draw:layer="layout" svg:width="6.174cm" svg:height="2.822cm" svg:x="20.653cm" svg:y="8.068cm">
          <text:p text:style-name="P1">Recommender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19cm" svg:height="1.035cm" svg:x="14.267cm" svg:y="13.062cm">
          <draw:text-box>
            <text:p>r1</text:p>
          </draw:text-box>
        </draw:frame>
        <draw:frame draw:style-name="gr4" draw:text-style-name="P4" draw:layer="layout" svg:width="1.419cm" svg:height="1.035cm" svg:x="14.268cm" svg:y="15.163cm">
          <draw:text-box>
            <text:p>r2</text:p>
          </draw:text-box>
        </draw:frame>
        <draw:frame draw:style-name="gr4" draw:text-style-name="P4" draw:layer="layout" svg:width="1.419cm" svg:height="1.035cm" svg:x="14.269cm" svg:y="17.164cm">
          <draw:text-box>
            <text:p>r3</text:p>
          </draw:text-box>
        </draw:frame>
        <draw:frame draw:style-name="standard" draw:layer="layout" svg:width="20.191cm" svg:height="9.674cm" svg:x="37.828cm" svg:y="5.6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5">James Bond</text:p>
              </table:table-cell>
              <table:table-cell>
                <text:p text:style-name="P5">Star Wars</text:p>
              </table:table-cell>
              <table:table-cell>
                <text:p text:style-name="P5">Cast Away</text:p>
              </table:table-cell>
              <table:table-cell>
                <text:p text:style-name="P5">Titanic</text:p>
              </table:table-cell>
            </table:table-row>
            <table:table-row table:style-name="ro1" table:default-cell-style-name="ce1">
              <table:table-cell>
                <text:p text:style-name="P5">Alice</text:p>
              </table:table-cell>
              <table:table-cell table:style-name="ce2">
                <text:p text:style-name="P6"><text:span text:style-name="T1">X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">John</text:p>
              </table:table-cell>
              <table:table-cell table:style-name="ce3">
                <text:p text:style-name="P7"><text:span text:style-name="T2">X</text:span></text:p>
              </table:table-cell>
              <table:table-cell table:style-name="ce4">
                <text:p text:style-name="P8"><text:span text:style-name="T3">X</text:span></text:p>
              </table:table-cell>
              <table:table-cell table:style-name="ce5">
                <text:p text:style-name="P9"><text:span text:style-name="T4">X</text:span></text:p>
              </table:table-cell>
              <table:table-cell>
                <text:p text:style-name="P7"><text:span text:style-name="T5">X</text:span></text:p>
              </table:table-cell>
            </table:table-row>
            <table:table-row table:style-name="ro1" table:default-cell-style-name="ce1">
              <table:table-cell>
                <text:p text:style-name="P5">Bob</text:p>
              </table:table-cell>
              <table:table-cell table:style-name="ce6">
                <text:p text:style-name="P10"><text:span text:style-name="T1">X</text:span></text:p>
              </table:table-cell>
              <table:table-cell/>
              <table:table-cell table:style-name="ce7">
                <text:p text:style-name="P11"><text:span text:style-name="T4">X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5">Tim</text:p>
              </table:table-cell>
              <table:table-cell table:style-name="ce6">
                <text:p text:style-name="P10"><text:span text:style-name="T1">X</text:span></text:p>
              </table:table-cell>
              <table:table-cell>
                <text:p text:style-name="P12"><text:span text:style-name="T3">X</text:span></text:p>
              </table:table-cell>
              <table:table-cell/>
              <table:table-cell table:style-name="ce8">
                <text:p text:style-name="P13"><text:span text:style-name="T5">X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9" draw:text-style-name="P14" draw:layer="layout" svg:width="1.548cm" svg:height="1.548cm" svg:x="43.1cm" svg:y="9.6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draw:layer="layout" svg:width="1.548cm" svg:height="1.548cm" svg:x="43.102cm" svg:y="11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draw:layer="layout" svg:width="1.548cm" svg:height="1.548cm" svg:x="43.102cm" svg:y="13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0.191cm" svg:height="9.674cm" svg:x="37.828cm" svg:y="26.3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5">James Bond</text:p>
              </table:table-cell>
              <table:table-cell>
                <text:p text:style-name="P5">Star Wars</text:p>
              </table:table-cell>
              <table:table-cell>
                <text:p text:style-name="P5">Cast Away</text:p>
              </table:table-cell>
              <table:table-cell>
                <text:p text:style-name="P5">Titanic</text:p>
              </table:table-cell>
            </table:table-row>
            <table:table-row table:style-name="ro1" table:default-cell-style-name="ce1">
              <table:table-cell>
                <text:p text:style-name="P5">Alice</text:p>
              </table:table-cell>
              <table:table-cell table:style-name="ce2">
                <text:p text:style-name="P6"><text:span text:style-name="T1">X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">John</text:p>
              </table:table-cell>
              <table:table-cell table:style-name="ce3">
                <text:p text:style-name="P7"><text:span text:style-name="T2">X</text:span></text:p>
              </table:table-cell>
              <table:table-cell table:style-name="ce4">
                <text:p text:style-name="P8"><text:span text:style-name="T3">X</text:span></text:p>
              </table:table-cell>
              <table:table-cell>
                <text:p text:style-name="P12"><text:span text:style-name="T4">X</text:span></text:p>
              </table:table-cell>
              <table:table-cell>
                <text:p text:style-name="P12"><text:span text:style-name="T5">X</text:span></text:p>
              </table:table-cell>
            </table:table-row>
            <table:table-row table:style-name="ro1" table:default-cell-style-name="ce1">
              <table:table-cell>
                <text:p text:style-name="P5">Bob</text:p>
              </table:table-cell>
              <table:table-cell table:style-name="ce6"/>
              <table:table-cell/>
              <table:table-cell table:style-name="ce7"/>
              <table:table-cell/>
            </table:table-row>
            <table:table-row table:style-name="ro2" table:default-cell-style-name="ce1">
              <table:table-cell>
                <text:p text:style-name="P5">Tim</text:p>
              </table:table-cell>
              <table:table-cell table:style-name="ce6"/>
              <table:table-cell/>
              <table:table-cell/>
              <table:table-cell table:style-name="ce8"/>
            </table:table-row>
          </table:table>
          <draw:image xlink:href="Pictures/TablePreview2.svm" xlink:type="simple" xlink:show="embed" xlink:actuate="onLoad"/>
        </draw:frame>
        <draw:custom-shape draw:style-name="gr1" draw:text-style-name="P2" draw:layer="layout" svg:width="2.904cm" svg:height="2.904cm" draw:transform="rotate (-0.0104719755119665) translate (6.092cm 28.667cm)">
          <text:p text:style-name="P1">Alic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904cm" svg:height="2.904cm" draw:transform="rotate (-0.0104719755119665) translate (29.796cm 22.645cm)">
          <text:p text:style-name="P1">Joh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904cm" svg:height="2.904cm" draw:transform="rotate (-0.0104719755119665) translate (33.875cm 28.692cm)">
          <text:p text:style-name="P1">Bo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904cm" svg:height="2.904cm" draw:transform="rotate (-0.0104719755119665) translate (29.86cm 34.758cm)">
          <text:p text:style-name="P1">Ti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0.272cm" svg:y1="25.101cm" svg:x2="26.921cm" svg:y2="30.214cm">
          <text:p/>
        </draw:line>
        <draw:path draw:style-name="gr3" draw:text-style-name="P3" draw:layer="layout" svg:width="10.214cm" svg:height="8.814cm" draw:transform="skewX (0.305258086173808) rotate (0.878249679603547) translate (9.04199999433171cm 30.2129999912146cm)" svg:viewBox="0 0 10215 8815" svg:d="M0 0c8949 0 10215 8815 10215 8815">
          <text:p/>
        </draw:path>
        <draw:path draw:style-name="gr3" draw:text-style-name="P3" draw:layer="layout" svg:width="14.205cm" svg:height="10.174cm" draw:transform="skewX (0.711570736038088) rotate (1.09379784222485) translate (9.016cm 30.249cm)" svg:viewBox="0 0 14206 10175" svg:d="M0 0c12445 0 14206 10175 14206 10175">
          <text:p/>
        </draw:path>
        <draw:path draw:style-name="gr3" draw:text-style-name="P3" draw:layer="layout" svg:width="7.166cm" svg:height="4.752cm" draw:transform="skewX (-0.61261056745001) rotate (0.42795473258901) translate (9.015999957607cm 30.1049999751481cm)" svg:viewBox="0 0 7167 4753" svg:d="M0 0c6281-1 7167 4753 7167 4753">
          <text:p/>
        </draw:path>
        <draw:frame draw:style-name="gr4" draw:text-style-name="P4" draw:layer="layout" svg:width="1.419cm" svg:height="1.035cm" svg:x="14.266cm" svg:y="23.761cm">
          <draw:text-box>
            <text:p>q1</text:p>
          </draw:text-box>
        </draw:frame>
        <draw:frame draw:style-name="gr4" draw:text-style-name="P4" draw:layer="layout" svg:width="1.419cm" svg:height="1.035cm" svg:x="14.267cm" svg:y="25.762cm">
          <draw:text-box>
            <text:p>q2</text:p>
          </draw:text-box>
        </draw:frame>
        <draw:frame draw:style-name="gr4" draw:text-style-name="P4" draw:layer="layout" svg:width="1.419cm" svg:height="1.035cm" svg:x="14.268cm" svg:y="27.763cm">
          <draw:text-box>
            <text:p>q3</text:p>
          </draw:text-box>
        </draw:frame>
        <draw:path draw:style-name="gr5" draw:text-style-name="P3" draw:layer="layout" svg:width="19.317cm" svg:height="9.261cm" draw:transform="skewX (0.585557964044098) rotate (-2.51833557770262) translate (23.6030000016329cm 31.4980000432941cm)" svg:viewBox="0 0 19318 9262" svg:d="M0 0c10909-1 19318 9262 19318 9262">
          <text:p/>
        </draw:path>
        <draw:path draw:style-name="gr6" draw:text-style-name="P3" draw:layer="layout" svg:width="24.331cm" svg:height="12.13cm" draw:transform="skewX (0.847357351843247) rotate (-2.27137148854542) translate (23.6300000025332cm 31.4800001107772cm)" svg:viewBox="0 0 24332 12131" svg:d="M0 0c13741-1 24332 12131 24332 12131">
          <text:p/>
        </draw:path>
        <draw:path draw:style-name="gr7" draw:text-style-name="P3" draw:layer="layout" svg:width="30.813cm" svg:height="13.656cm" draw:transform="skewX (1.02066854656628) rotate (-2.10504161083036) translate (23.658cm 31.342cm)" svg:viewBox="0 0 30814 13657" svg:d="M0 0c17396 0 30814 13657 30814 13657">
          <text:p/>
        </draw:path>
        <draw:custom-shape draw:style-name="gr8" draw:text-style-name="P2" draw:layer="layout" svg:width="6.174cm" svg:height="2.822cm" svg:x="20.653cm" svg:y="28.768cm">
          <text:p text:style-name="P1">Recommender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19cm" svg:height="1.035cm" svg:x="14.267cm" svg:y="33.762cm">
          <draw:text-box>
            <text:p>r1</text:p>
          </draw:text-box>
        </draw:frame>
        <draw:frame draw:style-name="gr4" draw:text-style-name="P4" draw:layer="layout" svg:width="1.419cm" svg:height="1.035cm" svg:x="14.268cm" svg:y="35.863cm">
          <draw:text-box>
            <text:p>r2</text:p>
          </draw:text-box>
        </draw:frame>
        <draw:frame draw:style-name="gr4" draw:text-style-name="P4" draw:layer="layout" svg:width="1.419cm" svg:height="1.035cm" svg:x="14.269cm" svg:y="37.864cm">
          <draw:text-box>
            <text:p>r3</text:p>
          </draw:text-box>
        </draw:frame>
        <draw:custom-shape draw:style-name="gr9" draw:text-style-name="P14" draw:layer="layout" svg:width="1.548cm" svg:height="1.548cm" svg:x="43.1cm" svg:y="30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15.636cm" svg:height="3.014cm" draw:transform="rotate (1.5699236621689) translate (2.013cm 18.602cm)">
          <text:p text:style-name="P15"><text:span text:style-name="T6">Traditional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5.636cm" svg:height="3.014cm" draw:transform="rotate (1.5699236621689) translate (2.013cm 38.703cm)">
          <text:p text:style-name="P15"><text:span text:style-name="T6">Ours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.548cm" svg:height="1.548cm" svg:x="47.101cm" svg:y="30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draw:layer="layout" svg:width="1.548cm" svg:height="1.548cm" svg:x="51.102cm" svg:y="30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draw:layer="layout" svg:width="1.548cm" svg:height="1.548cm" svg:x="55.202cm" svg:y="30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60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5T13:28:39.838000000</meta:creation-date>
    <dc:date>2021-01-27T11:42:14.517000000</dc:date>
    <meta:editing-duration>PT4M43S</meta:editing-duration>
    <meta:editing-cycles>2</meta:editing-cycles>
    <meta:generator>LibreOffice/6.4.2.2$Windows_X86_64 LibreOffice_project/4e471d8c02c9c90f512f7f9ead8875b57fcb1ec3</meta:generator>
    <meta:document-statistic meta:object-count="49"/>
  </office:meta>
</office:document-meta>
</file>